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11.22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8.98mm"/>
    </style:style>
    <style:style style:name="co10" style:family="table-column">
      <style:table-column-properties fo:break-before="auto" style:column-width="13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2">
      <style:table-cell-properties fo:border="0.74pt solid #000000"/>
    </style:style>
    <style:style style:name="ce3" style:family="table-cell" style:parent-style-name="Default" style:data-style-name="N11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3"/>
        <table:table-row table:style-name="ro1">
          <table:table-cell table:style-name="Default" office:value-type="string" calcext:value-type="string">
            <text:p>collimated</text:p>
          </table:table-cell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Fe plates</text:p>
          </table:table-cell>
          <table:table-cell office:value-type="string" calcext:value-type="string" table:number-columns-spanned="6" table:number-rows-spanned="1">
            <text:p>Dose rate as measured by dosimeter (μSv/hr)</text:p>
          </table:table-cell>
          <table:covered-table-cell table:number-columns-repeated="5"/>
          <table:table-cell table:style-name="ce1" office:value-type="string" calcext:value-type="string" table:number-columns-spanned="3" table:number-rows-spanned="1">
            <text:p>Statistical values</text:p>
          </table:table-cell>
          <table:covered-table-cell table:number-columns-repeated="2" table:style-name="ce1"/>
        </table:table-row>
        <table:table-row table:style-name="ro2">
          <table:table-cell office:value-type="string" calcext:value-type="string">
            <text:p>Total thickness</text:p>
            <text:p>(mm)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table:style-name="ce1" office:value-type="string" calcext:value-type="string">
            <text:p>Mean</text:p>
            <text:p>-BG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error on</text:p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13" calcext:value-type="float">
            <text:p>2.13</text:p>
          </table:table-cell>
          <table:table-cell office:value-type="float" office:value="2.27" calcext:value-type="float">
            <text:p>2.27</text:p>
          </table:table-cell>
          <table:table-cell office:value-type="float" office:value="2.06" calcext:value-type="float">
            <text:p>2.06</text:p>
          </table:table-cell>
          <table:table-cell office:value-type="float" office:value="1.87" calcext:value-type="float">
            <text:p>1.87</text:p>
          </table:table-cell>
          <table:table-cell office:value-type="float" office:value="2.05" calcext:value-type="float">
            <text:p>2.05</text:p>
          </table:table-cell>
          <table:table-cell table:formula="of:=AVERAGE([.B4:.G4])-0.4666667" office:value-type="float" office:value="1.64666663333333" calcext:value-type="float">
            <text:p>1.65</text:p>
          </table:table-cell>
          <table:table-cell table:formula="of:=SQRT(COM.MICROSOFT.STDEV.S([.B4:.G4])^2+0.04333333)" office:value-type="float" office:value="0.261686829371802" calcext:value-type="float">
            <text:p>0.26</text:p>
          </table:table-cell>
          <table:table-cell table:formula="of:=[.I4]/COUNT([.B4:.G4])" office:value-type="float" office:value="0.043614471561967" calcext:value-type="float">
            <text:p>0.04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office:value-type="float" office:value="1.47" calcext:value-type="float">
            <text:p>1.47</text:p>
          </table:table-cell>
          <table:table-cell office:value-type="float" office:value="1.74" calcext:value-type="float">
            <text:p>1.74</text:p>
          </table:table-cell>
          <table:table-cell office:value-type="float" office:value="1.58" calcext:value-type="float">
            <text:p>1.58</text:p>
          </table:table-cell>
          <table:table-cell table:formula="of:=AVERAGE([.B5:.G5])-0.4666667" office:value-type="float" office:value="1.14499996666667" calcext:value-type="float">
            <text:p>1.14</text:p>
          </table:table-cell>
          <table:table-cell table:formula="of:=SQRT(COM.MICROSOFT.STDEV.S([.B5:.G5])^2+0.04333333)" office:value-type="float" office:value="0.227046243454206" calcext:value-type="float">
            <text:p>0.23</text:p>
          </table:table-cell>
          <table:table-cell table:formula="of:=[.I5]/COUNT([.B5:.G5])" office:value-type="float" office:value="0.037841040575701" calcext:value-type="float">
            <text:p>0.03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56" calcext:value-type="float">
            <text:p>1.56</text:p>
          </table:table-cell>
          <table:table-cell office:value-type="float" office:value="1.62" calcext:value-type="float">
            <text:p>1.62</text:p>
          </table:table-cell>
          <table:table-cell office:value-type="float" office:value="1.61" calcext:value-type="float">
            <text:p>1.61</text:p>
          </table:table-cell>
          <table:table-cell office:value-type="float" office:value="1.54" calcext:value-type="float">
            <text:p>1.54</text:p>
          </table:table-cell>
          <table:table-cell office:value-type="float" office:value="1.48" calcext:value-type="float">
            <text:p>1.48</text:p>
          </table:table-cell>
          <table:table-cell office:value-type="float" office:value="1.37" calcext:value-type="float">
            <text:p>1.37</text:p>
          </table:table-cell>
          <table:table-cell table:formula="of:=AVERAGE([.B6:.G6])-0.4666667" office:value-type="float" office:value="1.0633333" calcext:value-type="float">
            <text:p>1.06</text:p>
          </table:table-cell>
          <table:table-cell table:formula="of:=SQRT(COM.MICROSOFT.STDEV.S([.B6:.G6])^2+0.04333333)" office:value-type="float" office:value="0.228151988814474" calcext:value-type="float">
            <text:p>0.23</text:p>
          </table:table-cell>
          <table:table-cell table:formula="of:=[.I6]/COUNT([.B6:.G6])" office:value-type="float" office:value="0.038025331469079" calcext:value-type="float">
            <text:p>0.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office:value-type="float" office:value="1.23" calcext:value-type="float">
            <text:p>1.23</text:p>
          </table:table-cell>
          <table:table-cell office:value-type="float" office:value="1.12" calcext:value-type="float">
            <text:p>1.12</text:p>
          </table:table-cell>
          <table:table-cell office:value-type="float" office:value="1.26" calcext:value-type="float">
            <text:p>1.26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table:formula="of:=AVERAGE([.B7:.G7])-0.4666667" office:value-type="float" office:value="0.796666633333333" calcext:value-type="float">
            <text:p>0.80</text:p>
          </table:table-cell>
          <table:table-cell table:formula="of:=SQRT(COM.MICROSOFT.STDEV.S([.B7:.G7])^2+0.04333333)" office:value-type="float" office:value="0.233837543321569" calcext:value-type="float">
            <text:p>0.23</text:p>
          </table:table-cell>
          <table:table-cell table:formula="of:=[.I7]/COUNT([.B7:.G7])" office:value-type="float" office:value="0.0389729238869282" calcext:value-type="float">
            <text:p>0.039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formula="of:=AVERAGE([.B8:.G8])-0.4666667" office:value-type="float" office:value="0.4233333" calcext:value-type="float">
            <text:p>0.42</text:p>
          </table:table-cell>
          <table:table-cell table:formula="of:=SQRT(COM.MICROSOFT.STDEV.S([.B8:.G8])^2+0.04333333)" office:value-type="float" office:value="0.219575340145473" calcext:value-type="float">
            <text:p>0.22</text:p>
          </table:table-cell>
          <table:table-cell table:formula="of:=[.I8]/COUNT([.B8:.G8])" office:value-type="float" office:value="0.0365958900242454" calcext:value-type="float">
            <text:p>0.037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table:formula="of:=AVERAGE([.B9:.G9])-0.4666667" office:value-type="float" office:value="0.1783333" calcext:value-type="float">
            <text:p>0.18</text:p>
          </table:table-cell>
          <table:table-cell table:formula="of:=SQRT(COM.MICROSOFT.STDEV.S([.B9:.G9])^2+0.04333333)" office:value-type="float" office:value="0.245770889244434" calcext:value-type="float">
            <text:p>0.25</text:p>
          </table:table-cell>
          <table:table-cell table:formula="of:=[.I9]/COUNT([.B9:.G9])" office:value-type="float" office:value="0.0409618148740724" calcext:value-type="float">
            <text:p>0.041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table:formula="of:=AVERAGE([.B10:.G10])-0.4666667" office:value-type="float" office:value="0.0866666333333334" calcext:value-type="float">
            <text:p>0.09</text:p>
          </table:table-cell>
          <table:table-cell table:formula="of:=SQRT(COM.MICROSOFT.STDEV.S([.B10:.G10])^2+0.04333333)" office:value-type="float" office:value="0.21250881550342" calcext:value-type="float">
            <text:p>0.21</text:p>
          </table:table-cell>
          <table:table-cell table:formula="of:=[.I10]/COUNT([.B10:.G10])" office:value-type="float" office:value="0.0354181359172367" calcext:value-type="float">
            <text:p>0.035</text:p>
          </table:table-cell>
        </table:table-row>
        <table:table-row table:style-name="ro1">
          <table:table-cell table:style-name="Default" office:value-type="string" calcext:value-type="string">
            <text:p>uncollimat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 plates</text:p>
          </table:table-cell>
          <table:table-cell office:value-type="string" calcext:value-type="string" table:number-columns-spanned="6" table:number-rows-spanned="1">
            <text:p>Dose rate as measured by dosimeter (μSv/hr)</text:p>
          </table:table-cell>
          <table:covered-table-cell table:number-columns-repeated="5"/>
          <table:table-cell table:style-name="ce1" office:value-type="string" calcext:value-type="string" table:number-columns-spanned="3" table:number-rows-spanned="1">
            <text:p>Statistical values</text:p>
          </table:table-cell>
          <table:covered-table-cell table:number-columns-repeated="2" table:style-name="ce1"/>
        </table:table-row>
        <table:table-row table:style-name="ro3">
          <table:table-cell office:value-type="string" calcext:value-type="string">
            <text:p>Total thickness</text:p>
            <text:p>(mm)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error on</text:p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office:value-type="float" office:value="2.67" calcext:value-type="float">
            <text:p>2.67</text:p>
          </table:table-cell>
          <table:table-cell office:value-type="float" office:value="2.5" calcext:value-type="float">
            <text:p>2.5</text:p>
          </table:table-cell>
          <table:table-cell office:value-type="float" office:value="2.45" calcext:value-type="float">
            <text:p>2.45</text:p>
          </table:table-cell>
          <table:table-cell table:formula="of:=AVERAGE([.B14:.G14])-0.4666667" office:value-type="float" office:value="2.05999996666667" calcext:value-type="float">
            <text:p>2.06</text:p>
          </table:table-cell>
          <table:table-cell table:formula="of:=SQRT(COM.MICROSOFT.STDEV.S([.B14:.G14])^2 +0.04333333)" office:value-type="float" office:value="0.222351066259343" calcext:value-type="float">
            <text:p>0.22</text:p>
          </table:table-cell>
          <table:table-cell table:formula="of:=[.I14]/COUNT([.B14:.G14])" office:value-type="float" office:value="0.0370585110432238" calcext:value-type="float">
            <text:p>0.03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98" calcext:value-type="float">
            <text:p>1.98</text:p>
          </table:table-cell>
          <table:table-cell office:value-type="float" office:value="2.05" calcext:value-type="float">
            <text:p>2.05</text:p>
          </table:table-cell>
          <table:table-cell office:value-type="float" office:value="1.91" calcext:value-type="float">
            <text:p>1.91</text:p>
          </table:table-cell>
          <table:table-cell office:value-type="float" office:value="1.99" calcext:value-type="float">
            <text:p>1.99</text:p>
          </table:table-cell>
          <table:table-cell office:value-type="float" office:value="2.3" calcext:value-type="float">
            <text:p>2.3</text:p>
          </table:table-cell>
          <table:table-cell office:value-type="float" office:value="2.28" calcext:value-type="float">
            <text:p>2.28</text:p>
          </table:table-cell>
          <table:table-cell table:formula="of:=AVERAGE([.B15:.G15])-0.4666667" office:value-type="float" office:value="1.6183333" calcext:value-type="float">
            <text:p>1.62</text:p>
          </table:table-cell>
          <table:table-cell table:formula="of:=SQRT(COM.MICROSOFT.STDEV.S([.B15:.G15])^2 +0.04333333)" office:value-type="float" office:value="0.265637591466268" calcext:value-type="float">
            <text:p>0.27</text:p>
          </table:table-cell>
          <table:table-cell table:formula="of:=[.I15]/COUNT([.B15:.G15])" office:value-type="float" office:value="0.0442729319110447" calcext:value-type="float">
            <text:p>0.04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.04" calcext:value-type="float">
            <text:p>2.04</text:p>
          </table:table-cell>
          <table:table-cell office:value-type="float" office:value="2.19" calcext:value-type="float">
            <text:p>2.19</text:p>
          </table:table-cell>
          <table:table-cell office:value-type="float" office:value="1.81" calcext:value-type="float">
            <text:p>1.81</text:p>
          </table:table-cell>
          <table:table-cell office:value-type="float" office:value="1.75" calcext:value-type="float">
            <text:p>1.75</text:p>
          </table:table-cell>
          <table:table-cell office:value-type="float" office:value="2.01" calcext:value-type="float">
            <text:p>2.01</text:p>
          </table:table-cell>
          <table:table-cell office:value-type="float" office:value="2.02" calcext:value-type="float">
            <text:p>2.02</text:p>
          </table:table-cell>
          <table:table-cell table:formula="of:=AVERAGE([.B16:.G16])-0.4666667" office:value-type="float" office:value="1.5033333" calcext:value-type="float">
            <text:p>1.50</text:p>
          </table:table-cell>
          <table:table-cell table:formula="of:=SQRT(COM.MICROSOFT.STDEV.S([.B16:.G16])^2 +0.04333333)" office:value-type="float" office:value="0.263843381573236" calcext:value-type="float">
            <text:p>0.26</text:p>
          </table:table-cell>
          <table:table-cell table:formula="of:=[.I16]/COUNT([.B16:.G16])" office:value-type="float" office:value="0.0439738969288726" calcext:value-type="float">
            <text:p>0.0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1" calcext:value-type="float">
            <text:p>1.71</text:p>
          </table:table-cell>
          <table:table-cell office:value-type="float" office:value="1.48" calcext:value-type="float">
            <text:p>1.48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62" calcext:value-type="float">
            <text:p>1.62</text:p>
          </table:table-cell>
          <table:table-cell office:value-type="float" office:value="1.74" calcext:value-type="float">
            <text:p>1.74</text:p>
          </table:table-cell>
          <table:table-cell table:formula="of:=AVERAGE([.B17:.G17])-0.4666667" office:value-type="float" office:value="1.2133333" calcext:value-type="float">
            <text:p>1.21</text:p>
          </table:table-cell>
          <table:table-cell table:formula="of:=SQRT(COM.MICROSOFT.STDEV.S([.B17:.G17])^2 +0.04333333)" office:value-type="float" office:value="0.237346434563488" calcext:value-type="float">
            <text:p>0.24</text:p>
          </table:table-cell>
          <table:table-cell table:formula="of:=[.I17]/COUNT([.B17:.G17])" office:value-type="float" office:value="0.0395577390939146" calcext:value-type="float">
            <text:p>0.040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.32" calcext:value-type="float">
            <text:p>1.32</text:p>
          </table:table-cell>
          <table:table-cell office:value-type="float" office:value="1.22" calcext:value-type="float">
            <text:p>1.22</text:p>
          </table:table-cell>
          <table:table-cell office:value-type="float" office:value="1.41" calcext:value-type="float">
            <text:p>1.41</text:p>
          </table:table-cell>
          <table:table-cell office:value-type="float" office:value="1.29" calcext:value-type="float">
            <text:p>1.29</text:p>
          </table:table-cell>
          <table:table-cell office:value-type="float" office:value="1.23" calcext:value-type="float">
            <text:p>1.23</text:p>
          </table:table-cell>
          <table:table-cell office:value-type="float" office:value="1.5" calcext:value-type="float">
            <text:p>1.5</text:p>
          </table:table-cell>
          <table:table-cell table:formula="of:=AVERAGE([.B18:.G18])-0.4666667" office:value-type="float" office:value="0.861666633333333" calcext:value-type="float">
            <text:p>0.86</text:p>
          </table:table-cell>
          <table:table-cell table:formula="of:=SQRT(COM.MICROSOFT.STDEV.S([.B18:.G18])^2 +0.04333333)" office:value-type="float" office:value="0.234840364219328" calcext:value-type="float">
            <text:p>0.23</text:p>
          </table:table-cell>
          <table:table-cell table:formula="of:=[.I18]/COUNT([.B18:.G18])" office:value-type="float" office:value="0.0391400607032213" calcext:value-type="float">
            <text:p>0.039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1.16" calcext:value-type="float">
            <text:p>1.16</text:p>
          </table:table-cell>
          <table:table-cell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 office:value-type="float" office:value="1.09" calcext:value-type="float">
            <text:p>1.09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</text:p>
          </table:table-cell>
          <table:table-cell table:formula="of:=AVERAGE([.B19:.G19])-0.4666667" office:value-type="float" office:value="0.6583333" calcext:value-type="float">
            <text:p>0.66</text:p>
          </table:table-cell>
          <table:table-cell table:formula="of:=SQRT(COM.MICROSOFT.STDEV.S([.B19:.G19])^2 +0.04333333)" office:value-type="float" office:value="0.213268211414641" calcext:value-type="float">
            <text:p>0.21</text:p>
          </table:table-cell>
          <table:table-cell table:formula="of:=[.I19]/COUNT([.B19:.G19])" office:value-type="float" office:value="0.0355447019024402" calcext:value-type="float">
            <text:p>0.036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table:formula="of:=AVERAGE([.B20:.G20])-0.4666667" office:value-type="float" office:value="0.394999966666667" calcext:value-type="float">
            <text:p>0.39</text:p>
          </table:table-cell>
          <table:table-cell table:formula="of:=SQRT(COM.MICROSOFT.STDEV.S([.B20:.G20])^2 +0.04333333)" office:value-type="float" office:value="0.213985973060541" calcext:value-type="float">
            <text:p>0.21</text:p>
          </table:table-cell>
          <table:table-cell table:formula="of:=[.I20]/COUNT([.B20:.G20])" office:value-type="float" office:value="0.0356643288434235" calcext:value-type="float">
            <text:p>0.0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18:50:16.618157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00:17:58.505327675</meta:creation-date>
    <dc:date>2019-01-02T18:51:03.933224247</dc:date>
    <meta:editing-duration>PT39M22S</meta:editing-duration>
    <meta:editing-cycles>34</meta:editing-cycles>
    <meta:generator>LibreOffice/6.0.7.3$Linux_X86_64 LibreOffice_project/00m0$Build-3</meta:generator>
    <meta:document-statistic meta:table-count="1" meta:cell-count="168" meta:object-count="0"/>
  </office:meta>
</office:document-meta>
</file>